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in" fo:line-height="115%" fo:text-align="justify" style:justify-single-word="false" fo:text-indent="0in" style:auto-text-indent="false" style:page-number="auto" fo:background-color="transparent" style:writing-mode="lr-tb"/>
      <style:text-properties officeooo:paragraph-rsid="00129c58"/>
    </style:style>
    <style:style style:name="P2"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rsid="00129c58" officeooo:paragraph-rsid="00129c58"/>
    </style:style>
    <style:style style:name="P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29c58"/>
    </style:style>
    <style:style style:name="P4" style:family="paragraph" style:parent-style-name="Standard">
      <style:paragraph-properties fo:margin-left="0in" fo:margin-right="0in" fo:line-height="115%" fo:text-align="justify" style:justify-single-word="false" fo:text-indent="0in" style:auto-text-indent="false" style:writing-mode="lr-tb"/>
      <style:text-properties officeooo:rsid="00129c58" officeooo:paragraph-rsid="00129c58"/>
    </style:style>
    <style:style style:name="T1" style:family="text">
      <style:text-properties officeooo:rsid="00107c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 before</text:p>
      <text:p text:style-name="P3"/>
      <text:p text:style-name="P1"><text:span text:style-name="T1">The son of a father to whom history will accord certain attenuating circumstances, but also as worthy of esteem as that father had been of blame; possessing all private virtues and many public virtues; careful of his health, of his fortune, of his person, of his affairs, knowing the value of a minute and not always the value of a year; sober, serene, peaceable, patient; a good man and a good prince; sleeping with his wife, and having in his palace lackeys charged with the duty of showing the conjugal bed to the bourgeois, an ostentation of the regular sleeping-apartment which had become useful after the former illegitimate displays of the elder branch; knowing all the languages of Europe, and, what is more rare, all the languages of all interests, and speaking them; an admirable representative of the “middle class,” but outstripping it, and in every way greater than it; possessing excellent sense, while appreciating the blood from which he had sprung, counting most of all on his intrinsic worth, and, on the question of his race, very particular, declaring himself Orleans and not Bourbon; thoroughly the first Prince of the Blood Royal while he was still only a Serene Highness,[…]</text:span></text:p>
      <text:p text:style-name="P3"/>
      <text:p text:style-name="P4">Text a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33:00.091715893</meta:creation-date>
    <dc:date>2016-10-25T14:44:32.408386373</dc:date>
    <meta:editing-duration>PT3H47M41S</meta:editing-duration>
    <meta:editing-cycles>7</meta:editing-cycles>
    <meta:generator>LibreOffice/4.4.6.3$Linux_X86_64 LibreOffice_project/40m0$Build-3</meta:generator>
    <meta:document-statistic meta:table-count="0" meta:image-count="0" meta:object-count="0" meta:page-count="1" meta:paragraph-count="3" meta:word-count="205" meta:character-count="1219" meta:non-whitespace-character-count="1017"/>
  </office:meta>
</office:document-meta>
</file>